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NativeConfigurationWriter.FileNativeConfigurationWriter( Path bas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ativeConfigurationWriter.FileNativeConfigurationWriter( Path basePath , @ Nullable String groupId , @ Nullable String artifact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ileNativeConfigurationWriter.createJsonWriter(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NativeConfigurationWriter.createIfNecessary( String fi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NativeConfigurationWriter.writeTo( String fileName , Consumer &lt; BasicJsonWriter &gt; 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